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3973" officeooo:paragraph-rsid="001e3973"/>
    </style:style>
    <style:style style:name="P2" style:family="paragraph" style:parent-style-name="Standard">
      <style:paragraph-properties fo:text-align="justify" style:justify-single-word="false"/>
      <style:text-properties officeooo:rsid="001e3973" officeooo:paragraph-rsid="001e3973"/>
    </style:style>
    <style:style style:name="P3" style:family="paragraph" style:parent-style-name="Standard">
      <style:paragraph-properties fo:text-align="justify" style:justify-single-word="false"/>
      <style:text-properties officeooo:rsid="001f932b" officeooo:paragraph-rsid="001f932b"/>
    </style:style>
    <style:style style:name="P4" style:family="paragraph" style:parent-style-name="Standard">
      <style:paragraph-properties fo:text-align="justify" style:justify-single-word="false"/>
      <style:text-properties officeooo:rsid="001fb67e" officeooo:paragraph-rsid="001fb67e"/>
    </style:style>
    <style:style style:name="T1" style:family="text">
      <style:text-properties officeooo:rsid="001f932b"/>
    </style:style>
    <style:style style:name="T2" style:family="text">
      <style:text-properties officeooo:rsid="001fb6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reateContract</text:p>
      <text:p text:style-name="Subtitle">ES: CrearContrato</text:p>
      <text:p text:style-name="P1">Se crea un contrato antes de que proasistencia (PRO) comience a facturar sus mantenimientos. Hay dos tipos de mantenimientos:</text:p>
      <text:p text:style-name="P2">- Directo: El cliente final es un Cliente, el mantenimiento lo proporciona PRO (una de sus empresas)</text:p>
      <text:p text:style-name="P1">- Mediado: El cliente al que se factura es una EmpresaAjena, ella es la que da el mantenimiento y PRO actúa como comisionista.</text:p>
      <text:p text:style-name="P2">Todo en contrato tiene un Usuario que lo realiza, un Cliente que participa (puede ser su especialización EmpresaAjena (contrato medidado). Una empresa PRO (Empresa) con la que se establece, en una fecha determinada, con una duración, un tiempo de aviso, <text:span text:style-name="T1">un importe e información sobre la periodicidad de facturación.</text:span></text:p>
      <text:p text:style-name="P3">En cualquier contrato puede haber además (no obligatorio) un agente y uno o varios comisionistas. En el contrato figura la relación de estos actores con el caso, es decir, la parte fija que se llevan por operación y el porcentaje sobre la facturación que les corresponde. <text:s/>Estos actores tiene tanto el fijo por operación () como el porcentaje sobre facturación () por defecto en sus atributos, pero eso puede variar en cada contrato, aunque en el mantenimiento se ofertan por defecto sus valores por defecto (los del actor).</text:p>
      <text:p text:style-name="P3">El sistema debe avisar de los contratos pasados de fecha de aviso, <text:span text:style-name="T2">que no hayan sido renovados. La renovación de contratos es tiene un caso propio.</text:span></text:p>
      <text:p text:style-name="P4">Los casos RenovarContr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7:35:38.642000000</meta:creation-date>
    <meta:generator>LibreOffice/5.1.3.2$Windows_x86 LibreOffice_project/644e4637d1d8544fd9f56425bd6cec110e49301b</meta:generator>
    <dc:date>2016-06-12T01:28:11.049000000</dc:date>
    <meta:editing-duration>PT7H21M21S</meta:editing-duration>
    <meta:editing-cycles>1</meta:editing-cycles>
    <meta:document-statistic meta:table-count="0" meta:image-count="0" meta:object-count="0" meta:page-count="1" meta:paragraph-count="9" meta:word-count="228" meta:character-count="1394" meta:non-whitespace-character-count="1174"/>
  </office:meta>
</office:document-meta>
</file>